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text-properties officeooo:rsid="0008343a" officeooo:paragraph-rsid="00094a23"/>
    </style:style>
    <style:style style:name="P2" style:family="paragraph" style:parent-style-name="Standard_20__28_user_29_">
      <style:text-properties officeooo:paragraph-rsid="00094a23"/>
    </style:style>
    <style:style style:name="P3" style:family="paragraph" style:parent-style-name="Standard_20__28_user_29_">
      <style:text-properties officeooo:rsid="00094a23" officeooo:paragraph-rsid="000f7614"/>
    </style:style>
    <style:style style:name="P4" style:family="paragraph" style:parent-style-name="Standard_20__28_user_29_">
      <style:text-properties officeooo:rsid="000b02ba" officeooo:paragraph-rsid="000b02ba"/>
    </style:style>
    <style:style style:name="P5" style:family="paragraph" style:parent-style-name="Standard_20__28_user_29_">
      <style:text-properties officeooo:rsid="000cd9de" officeooo:paragraph-rsid="000cd9de"/>
    </style:style>
    <style:style style:name="P6" style:family="paragraph" style:parent-style-name="Standard_20__28_user_29_">
      <style:text-properties officeooo:rsid="000eb39e" officeooo:paragraph-rsid="0012097a"/>
    </style:style>
    <style:style style:name="P7" style:family="paragraph" style:parent-style-name="Standard_20__28_user_29_">
      <style:text-properties officeooo:rsid="00131eee" officeooo:paragraph-rsid="00131eee"/>
    </style:style>
    <style:style style:name="P8" style:family="paragraph" style:parent-style-name="Standard_20__28_user_29_" style:list-style-name="L1">
      <style:text-properties officeooo:rsid="00131eee" officeooo:paragraph-rsid="00131eee"/>
    </style:style>
    <style:style style:name="P9" style:family="paragraph" style:parent-style-name="Standard_20__28_user_29_">
      <style:text-properties officeooo:rsid="0014f91a" officeooo:paragraph-rsid="0014f91a"/>
    </style:style>
    <style:style style:name="P10" style:family="paragraph" style:parent-style-name="Standard_20__28_user_29_" style:list-style-name="L1">
      <style:text-properties officeooo:rsid="0014f91a" officeooo:paragraph-rsid="0014f91a"/>
    </style:style>
    <style:style style:name="P11" style:family="paragraph" style:parent-style-name="Standard_20__28_user_29_" style:master-page-name="Standard">
      <style:paragraph-properties style:page-number="auto"/>
      <style:text-properties officeooo:paragraph-rsid="00094a23"/>
    </style:style>
    <style:style style:name="T1" style:family="text">
      <style:text-properties officeooo:rsid="00094a23"/>
    </style:style>
    <style:style style:name="T2" style:family="text">
      <style:text-properties officeooo:rsid="000b02ba"/>
    </style:style>
    <style:style style:name="T3" style:family="text">
      <style:text-properties officeooo:rsid="000cd9de"/>
    </style:style>
    <style:style style:name="T4" style:family="text">
      <style:text-properties officeooo:rsid="0012097a"/>
    </style:style>
    <style:style style:name="T5" style:family="text">
      <style:text-properties officeooo:rsid="00131eee"/>
    </style:style>
    <style:style style:name="T6" style:family="text">
      <style:text-properties style:text-position="sub 58%" officeooo:rsid="00131eee"/>
    </style:style>
    <style:style style:name="T7" style:family="text">
      <style:text-properties style:font-name="Lucida Consol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ong Park</text:p>
      <text:p text:style-name="P2"><text:span text:style-name="T1">Feb 27</text:span>, 2018</text:p>
      <text:p text:style-name="P2">Math 351 – Numerical Analysis</text:p>
      <text:p text:style-name="P2">Prof. Higdon</text:p>
      <text:p text:style-name="P1">HW <text:span text:style-name="T1">3</text:span></text:p>
      <text:p text:style-name="P1"/>
      <text:p text:style-name="P3">1. Let <draw:frame draw:style-name="fr1" draw:name="Object1" text:anchor-type="as-char" svg:y="-0.172in" svg:width="1.5362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2">Matlab program that interpolates f at n+1 points with polynomial p degree n or less for cases:</text:span></text:p>
      <text:p text:style-name="P4"/>
      <text:p text:style-name="P4">i) n+1 evenly spaced in [-1, 1]. <text:span text:style-name="T3">These interpolation points includes the endpoints -1 and 1.</text:span></text:p>
      <text:p text:style-name="P5"/>
      <text:p text:style-name="P5">ii) <text:span text:style-name="T5">The n+1 Chebyshev points, which are roots of the Chebyshev polynomial T</text:span><text:span text:style-name="T6">n+1</text:span><text:span text:style-name="T5"> of degree n+1.</text:span></text:p>
      <text:list xml:id="list460547246" text:style-name="L1">
        <text:list-item>
          <text:p text:style-name="P8">Use <text:span text:style-name="T7">subplot</text:span> to create 2x2</text:p>
          <text:list>
            <text:list-item>
              <text:p text:style-name="P8">Upper left plot, plot f as a solid curve. </text:p>
              <text:list>
                <text:list-item>
                  <text:p text:style-name="P8">Plot interpolating polynomial, p, with evenly-spaced points as dashed curve. </text:p>
                </text:list-item>
                <text:list-item>
                  <text:p text:style-name="P8">Plot plot small circle at each points on the graph of f where p interpolates f. </text:p>
                </text:list-item>
              </text:list>
            </text:list-item>
            <text:list-item>
              <text:p text:style-name="P8">upper right frame: same thing with Chebyshev points. </text:p>
            </text:list-item>
          </text:list>
        </text:list-item>
        <text:list-item>
          <text:p text:style-name="P8">Lower row of plots, plot the errors f-p</text:p>
          <text:list>
            <text:list-item>
              <text:p text:style-name="P8">lower left plot corresponds to evenly spaced points</text:p>
            </text:list-item>
            <text:list-item>
              <text:p text:style-name="P8">lower right corresponds to Chebyshev points. </text:p>
            </text:list-item>
          </text:list>
        </text:list-item>
      </text:list>
      <text:p text:style-name="P7"/>
      <text:list xml:id="list190352008522948" text:continue-numbering="true" text:style-name="L1">
        <text:list-item>
          <text:p text:style-name="P10">Execute codes for values n = 2, n = 10.</text:p>
        </text:list-item>
        <text:list-item>
          <text:p text:style-name="P10">2 pages of plots</text:p>
        </text:list-item>
        <text:list-item>
          <text:p text:style-name="P10">For each value of n, discuss which choice of interpolation points yields an error which comes closest to “equioscillation property” </text:p>
          <text:list>
            <text:list-item>
              <text:p text:style-name="P10">Include a count of the number of extrema of f-p in the interval [-1,1].</text:p>
            </text:list-item>
          </text:list>
        </text:list-item>
      </text:list>
      <text:p text:style-name="P9"/>
      <text:p text:style-name="P5"/>
      <text:p text:style-name="P6">2. <draw:frame draw:style-name="fr1" draw:name="Object2" text:anchor-type="as-char" svg:y="-0.2437in" svg:width="1.957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text:span text:style-name="T4">print n = 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swiss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25:26.174911894</meta:creation-date>
    <dc:date>2019-02-23T19:03:50.899167716</dc:date>
    <meta:editing-duration>PT1H8M46S</meta:editing-duration>
    <meta:editing-cycles>8</meta:editing-cycles>
    <meta:generator>LibreOffice/5.3.6.1$Linux_X86_64 LibreOffice_project/30$Build-1</meta:generator>
    <meta:document-statistic meta:table-count="0" meta:image-count="0" meta:object-count="2" meta:page-count="1" meta:paragraph-count="23" meta:word-count="199" meta:character-count="1049" meta:non-whitespace-character-count="87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row>
        <mi mathvariant="italic">for</mi>
        <mo stretchy="false">−</mo>
        <mn>1</mn>
      </mrow>
      <mi>≤</mi>
      <mi>x</mi>
      <mi>≤</mi>
      <mn>1</mn>
    </mrow>
    <annotation encoding="StarMath 5.0">f(x) = e^{x} for -1 ≤ x ≤ 1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n>25</mn>
            </mrow>
            <msup>
              <mi>x</mi>
              <mn>2</mn>
            </msup>
          </mrow>
        </mfrac>
      </mrow>
      <mrow>
        <mi mathvariant="italic">for</mi>
        <mo stretchy="false">−</mo>
        <mn>1</mn>
      </mrow>
      <mi>≤</mi>
      <mi>x</mi>
      <mi>≤</mi>
      <mn>1</mn>
    </mrow>
    <annotation encoding="StarMath 5.0">f(x) = {1} over {1+25x^2}  for -1 ≤ x ≤ 1</annotation>
  </semantics>
</math>
</file>